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0.1215in" fo:margin-left="-0.0146in" table:align="left"/>
    </style:style>
    <style:style style:name="Table1.A" style:family="table-column">
      <style:table-column-properties style:column-width="1.9965in"/>
    </style:style>
    <style:style style:name="Table1.B" style:family="table-column">
      <style:table-column-properties style:column-width="3.316in"/>
    </style:style>
    <style:style style:name="Table1.C" style:family="table-column">
      <style:table-column-properties style:column-width="3.4986in"/>
    </style:style>
    <style:style style:name="Table1.D" style:family="table-column">
      <style:table-column-properties style:column-width="1.3104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D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style:text-underline-style="solid" style:text-underline-width="auto" style:text-underline-color="font-color" officeooo:rsid="001e2029" officeooo:paragraph-rsid="001e2029"/>
    </style:style>
    <style:style style:name="P2" style:family="paragraph" style:parent-style-name="Standard">
      <style:text-properties style:text-underline-style="none" officeooo:rsid="001e2029" officeooo:paragraph-rsid="001e2029"/>
    </style:style>
    <style:style style:name="P3" style:family="paragraph" style:parent-style-name="Table_20_Contents">
      <style:text-properties officeooo:rsid="002120d7" officeooo:paragraph-rsid="002120d7"/>
    </style:style>
    <style:style style:name="P4" style:family="paragraph" style:parent-style-name="Table_20_Contents">
      <style:text-properties officeooo:rsid="002430eb" officeooo:paragraph-rsid="002430eb"/>
    </style:style>
    <style:style style:name="P5" style:family="paragraph" style:parent-style-name="Table_20_Contents">
      <style:text-properties officeooo:rsid="00257346" officeooo:paragraph-rsid="00257346"/>
    </style:style>
    <style:style style:name="P6" style:family="paragraph" style:parent-style-name="Table_20_Contents">
      <style:text-properties officeooo:rsid="0025ce94" officeooo:paragraph-rsid="0025ce94"/>
    </style:style>
    <style:style style:name="P7" style:family="paragraph" style:parent-style-name="Table_20_Contents">
      <style:text-properties officeooo:rsid="0025ce94" officeooo:paragraph-rsid="002888f9"/>
    </style:style>
    <style:style style:name="P8" style:family="paragraph" style:parent-style-name="Table_20_Contents">
      <style:paragraph-properties fo:text-align="center" style:justify-single-word="false" fo:background-color="transparent" style:shadow="none">
        <style:background-image/>
      </style:paragraph-properties>
      <style:text-properties officeooo:rsid="002120d7" officeooo:paragraph-rsid="002120d7"/>
    </style:style>
    <style:style style:name="P9" style:family="paragraph" style:parent-style-name="Table_20_Contents">
      <style:paragraph-properties fo:text-align="center" style:justify-single-word="false" fo:background-color="transparent" style:shadow="none">
        <style:background-image/>
      </style:paragraph-properties>
      <style:text-properties officeooo:rsid="002120d7" officeooo:paragraph-rsid="00252224"/>
    </style:style>
    <style:style style:name="P10" style:family="paragraph" style:parent-style-name="Table_20_Heading">
      <style:text-properties officeooo:rsid="001e2029" officeooo:paragraph-rsid="001e2029"/>
    </style:style>
    <style:style style:name="P11" style:family="paragraph" style:parent-style-name="Standard">
      <style:text-properties officeooo:rsid="001ca510" officeooo:paragraph-rsid="001ca510"/>
    </style:style>
    <style:style style:name="P12" style:family="paragraph" style:parent-style-name="Standard">
      <style:text-properties style:font-name="Liberation Serif" style:text-underline-style="solid" style:text-underline-width="auto" style:text-underline-color="font-color" officeooo:rsid="001e2029" officeooo:paragraph-rsid="001e2029"/>
    </style:style>
    <style:style style:name="P13" style:family="paragraph" style:parent-style-name="Standard">
      <style:paragraph-properties fo:line-height="200%"/>
      <style:text-properties style:font-name="Liberation Serif" style:text-underline-style="solid" style:text-underline-width="auto" style:text-underline-color="font-color" officeooo:rsid="001e2029" officeooo:paragraph-rsid="00381154"/>
    </style:style>
    <style:style style:name="P14" style:family="paragraph" style:parent-style-name="Standard">
      <style:paragraph-properties fo:line-height="200%"/>
      <style:text-properties style:font-name="Liberation Serif" style:text-underline-style="solid" style:text-underline-width="auto" style:text-underline-color="font-color" officeooo:rsid="001e2029" officeooo:paragraph-rsid="001e2029"/>
    </style:style>
    <style:style style:name="P15" style:family="paragraph" style:parent-style-name="Standard">
      <style:paragraph-properties fo:line-height="200%"/>
      <style:text-properties style:font-name="Liberation Serif" style:text-underline-style="solid" style:text-underline-width="auto" style:text-underline-color="font-color" officeooo:rsid="002e6844" officeooo:paragraph-rsid="003a347e"/>
    </style:style>
    <style:style style:name="P16" style:family="paragraph" style:parent-style-name="Standard">
      <style:paragraph-properties fo:line-height="200%"/>
      <style:text-properties style:font-name="Liberation Serif" style:text-underline-style="solid" style:text-underline-width="auto" style:text-underline-color="font-color" officeooo:rsid="002e6844" officeooo:paragraph-rsid="00381154"/>
    </style:style>
    <style:style style:name="P17" style:family="paragraph" style:parent-style-name="Standard">
      <style:paragraph-properties fo:line-height="200%"/>
      <style:text-properties style:font-name="Liberation Serif" style:text-underline-style="none" officeooo:rsid="002d3c5f" officeooo:paragraph-rsid="002d3c5f"/>
    </style:style>
    <style:style style:name="P18" style:family="paragraph" style:parent-style-name="Standard" style:list-style-name="L9">
      <style:paragraph-properties fo:line-height="200%"/>
      <style:text-properties style:font-name="Liberation Serif" style:text-underline-style="none" officeooo:rsid="003391a7" officeooo:paragraph-rsid="00358884"/>
    </style:style>
    <style:style style:name="P19" style:family="paragraph" style:parent-style-name="Standard">
      <style:paragraph-properties fo:line-height="200%"/>
      <style:text-properties style:font-name="Liberation Serif" style:text-underline-style="none" officeooo:rsid="003d9df5" officeooo:paragraph-rsid="003d9df5"/>
    </style:style>
    <style:style style:name="P20" style:family="paragraph" style:parent-style-name="Standard" style:master-page-name="Standard">
      <style:paragraph-properties fo:line-height="200%" style:page-number="auto"/>
      <style:text-properties style:font-name="Liberation Serif" style:text-underline-style="solid" style:text-underline-width="auto" style:text-underline-color="font-color" officeooo:rsid="002e6844" officeooo:paragraph-rsid="003a347e"/>
    </style:style>
    <style:style style:name="P21" style:family="paragraph" style:parent-style-name="Text_20_body">
      <style:text-properties style:text-underline-style="solid" style:text-underline-width="auto" style:text-underline-color="font-color"/>
    </style:style>
    <style:style style:name="P22" style:family="paragraph" style:parent-style-name="Table_20_Contents">
      <style:text-properties officeooo:rsid="00257346" officeooo:paragraph-rsid="003c60d6"/>
    </style:style>
    <style:style style:name="P23" style:family="paragraph" style:parent-style-name="Title" style:master-page-name="Standard">
      <style:paragraph-properties style:page-number="auto"/>
    </style:style>
    <style:style style:name="P24" style:family="paragraph" style:parent-style-name="Title" style:master-page-name="Landscape">
      <style:paragraph-properties style:page-number="auto"/>
    </style:style>
    <style:style style:name="P25" style:family="paragraph" style:parent-style-name="Title" style:master-page-name="First_20_Page">
      <style:paragraph-properties style:page-number="auto"/>
      <style:text-properties style:text-underline-style="solid" style:text-underline-width="auto" style:text-underline-color="font-color"/>
    </style:style>
    <style:style style:name="P26" style:family="paragraph" style:parent-style-name="Title">
      <style:text-properties style:text-underline-style="solid" style:text-underline-width="auto" style:text-underline-color="font-color"/>
    </style:style>
    <style:style style:name="P27" style:family="paragraph" style:parent-style-name="Preformatted_20_Text" style:list-style-name="L9">
      <style:paragraph-properties fo:line-height="200%"/>
      <style:text-properties style:font-name="Liberation Serif" fo:font-size="12pt" style:text-underline-style="none" officeooo:rsid="003391a7" officeooo:paragraph-rsid="00358884" style:font-size-asian="12pt" style:font-size-complex="12pt"/>
    </style:style>
    <style:style style:name="P28" style:family="paragraph" style:parent-style-name="Preformatted_20_Text" style:list-style-name="L9">
      <style:paragraph-properties fo:line-height="200%"/>
      <style:text-properties style:font-name="Liberation Serif" fo:font-size="12pt" style:text-underline-style="none" officeooo:rsid="003391a7" officeooo:paragraph-rsid="003a9484" style:font-size-asian="12pt" style:font-size-complex="12pt"/>
    </style:style>
    <style:style style:name="P29" style:family="paragraph" style:parent-style-name="Preformatted_20_Text" style:list-style-name="L9">
      <style:paragraph-properties fo:line-height="200%"/>
      <style:text-properties style:font-name="Liberation Serif" fo:font-size="12pt" style:text-underline-style="none" officeooo:rsid="003391a7" officeooo:paragraph-rsid="003ad3f1" style:font-size-asian="12pt" style:font-size-complex="12pt"/>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officeooo:rsid="003765f3"/>
    </style:style>
    <style:style style:name="T4" style:family="text">
      <style:text-properties style:text-underline-style="none" officeooo:rsid="00381154"/>
    </style:style>
    <style:style style:name="T5" style:family="text">
      <style:text-properties style:text-underline-style="none" officeooo:rsid="003a347e"/>
    </style:style>
    <style:style style:name="T6" style:family="text">
      <style:text-properties style:text-underline-style="none" officeooo:rsid="00257346" style:font-name-asian="Liberation Serif1" style:font-name-complex="Liberation Serif1"/>
    </style:style>
    <style:style style:name="T7" style:family="text">
      <style:text-properties style:text-underline-style="none" officeooo:rsid="002120d7" style:font-name-asian="Liberation Serif1" style:font-name-complex="Liberation Serif1"/>
    </style:style>
    <style:style style:name="T8" style:family="text">
      <style:text-properties style:text-underline-style="none" officeooo:rsid="00381154" style:font-name-asian="Liberation Serif1" style:font-name-complex="Liberation Serif1"/>
    </style:style>
    <style:style style:name="T9" style:family="text">
      <style:text-properties style:text-underline-style="none" officeooo:rsid="002a82ee" style:font-name-asian="Liberation Serif1" style:font-name-complex="Liberation Serif1"/>
    </style:style>
    <style:style style:name="T10" style:family="text">
      <style:text-properties style:font-name="Liberation Serif1" style:font-name-asian="Liberation Serif1" style:font-name-complex="Liberation Serif1"/>
    </style:style>
    <style:style style:name="T11" style:family="text">
      <style:text-properties style:font-name="Liberation Serif1" officeooo:rsid="002120d7" style:font-name-asian="Liberation Serif1" style:font-name-complex="Liberation Serif1"/>
    </style:style>
    <style:style style:name="T12" style:family="text">
      <style:text-properties style:font-name="Liberation Serif1" officeooo:rsid="0025ce94" style:font-name-asian="Liberation Serif1" style:font-name-complex="Liberation Serif1"/>
    </style:style>
    <style:style style:name="T13" style:family="text">
      <style:text-properties style:font-name="Liberation Serif1" officeooo:rsid="00271c0e" style:font-name-asian="Liberation Serif1" style:font-name-complex="Liberation Serif1"/>
    </style:style>
    <style:style style:name="T14" style:family="text">
      <style:text-properties style:font-name="Liberation Serif1" officeooo:rsid="002888f9" style:font-name-asian="Liberation Serif1" style:font-name-complex="Liberation Serif1"/>
    </style:style>
    <style:style style:name="T15" style:family="text">
      <style:text-properties style:font-name="Liberation Serif1" officeooo:rsid="002a82ee" style:font-name-asian="Liberation Serif1" style:font-name-complex="Liberation Serif1"/>
    </style:style>
    <style:style style:name="T16" style:family="text">
      <style:text-properties style:font-name="Liberation Serif1" officeooo:rsid="003c60d6" style:font-name-asian="Liberation Serif1" style:font-name-complex="Liberation Serif1"/>
    </style:style>
    <style:style style:name="T17" style:family="text">
      <style:text-properties officeooo:rsid="0022a0ad"/>
    </style:style>
    <style:style style:name="T18" style:family="text">
      <style:text-properties officeooo:rsid="002430eb"/>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252224"/>
    </style:style>
    <style:style style:name="T21" style:family="text">
      <style:text-properties style:text-underline-style="solid" style:text-underline-width="auto" style:text-underline-color="font-color" officeooo:rsid="0022a0a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officeooo:rsid="001e2029"/>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officeooo:rsid="0025ce94"/>
    </style:style>
    <style:style style:name="T27" style:family="text">
      <style:text-properties officeooo:rsid="002c6500"/>
    </style:style>
    <style:style style:name="T28" style:family="text">
      <style:text-properties officeooo:rsid="002e4c2c"/>
    </style:style>
    <style:style style:name="T29" style:family="text">
      <style:text-properties officeooo:rsid="003a9484"/>
    </style:style>
    <style:style style:name="T30" style:family="text">
      <style:text-properties officeooo:rsid="003ad3f1"/>
    </style:style>
    <style:style style:name="T31" style:family="text">
      <style:text-properties officeooo:rsid="003e26c3"/>
    </style:style>
    <style:style style:name="T3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0">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339in" fo:min-width="1.1528in" fo:padding-top="0.0492in" fo:padding-bottom="0.0492in" fo:padding-left="0.0984in" fo:padding-right="0.0984in" draw:shadow="hidden" draw:shadow-offset-x="0.0783in" draw:shadow-offset-y="0.0783in" draw:shadow-color="#808080" style:run-through="foreground"/>
    </style:style>
    <style:style style:name="gr3" style:family="graphic" style:list-style-name="L1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346in" fo:min-width="1.152in" fo:padding-top="0.0492in" fo:padding-bottom="0.0492in" fo:padding-left="0.0984in" fo:padding-right="0.0984in" draw:shadow="hidden" draw:shadow-offset-x="0.0783in" draw:shadow-offset-y="0.0783in" draw:shadow-color="#808080" style:run-through="foreground"/>
    </style:style>
    <style:style style:name="gr4" style:family="graphic" style:list-style-name="L12">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346in" fo:min-width="1.1528in" fo:padding-top="0.0492in" fo:padding-bottom="0.0492in" fo:padding-left="0.0984in" fo:padding-right="0.0984in" draw:shadow="hidden" draw:shadow-offset-x="0.0783in" draw:shadow-offset-y="0.0783in" draw:shadow-color="#808080" style:run-through="foreground"/>
    </style:style>
    <style:style style:name="gr5" style:family="graphic" style:list-style-name="L13">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346in" fo:min-width="1.1528in" fo:padding-top="0.0492in" fo:padding-bottom="0.0492in" fo:padding-left="0.0984in" fo:padding-right="0.0984in" draw:shadow="hidden" draw:shadow-offset-x="0.0783in" draw:shadow-offset-y="0.0783in" draw:shadow-color="#808080" style:run-through="foreground"/>
    </style:style>
    <style:style style:name="gr6" style:family="graphic" style:list-style-name="L14">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346in" fo:min-width="1.1528in" fo:padding-top="0.0492in" fo:padding-bottom="0.0492in" fo:padding-left="0.0984in" fo:padding-right="0.0984in" draw:shadow="hidden" draw:shadow-offset-x="0.0783in" draw:shadow-offset-y="0.0783in" draw:shadow-color="#808080" style:run-through="foreground"/>
    </style:style>
    <style:style style:name="gr7" style:family="graphic" style:list-style-name="L15">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4346in" fo:min-width="1.4346in" fo:padding-top="0.0492in" fo:padding-bottom="0.0492in" fo:padding-left="0.0984in" fo:padding-right="0.0984in" draw:shadow="hidden" draw:shadow-offset-x="0.0783in" draw:shadow-offset-y="0.0783in" draw:shadow-color="#808080" style:run-through="foreground"/>
    </style:style>
    <style:style style:name="gr8" style:family="graphic" style:list-style-name="L16">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6555in" fo:min-width="1.322in" fo:padding-top="0.0492in" fo:padding-bottom="0.0492in" fo:padding-left="0.0984in" fo:padding-right="0.0984in" draw:shadow="hidden" draw:shadow-offset-x="0.0783in" draw:shadow-offset-y="0.0783in" draw:shadow-color="#808080" style:run-through="foreground"/>
    </style:style>
    <style:style style:name="gr9" style:family="graphic" style:list-style-name="L17">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4236in" fo:min-width="0.3472in" fo:padding-top="0.0492in" fo:padding-bottom="0.0492in" fo:padding-left="0.0984in" fo:padding-right="0.0984in" draw:shadow="hidden" draw:shadow-offset-x="0.0783in" draw:shadow-offset-y="0.0783in" draw:shadow-color="#808080" style:run-through="foreground"/>
    </style:style>
    <style:style style:name="gr10" style:family="graphic" style:list-style-name="L18">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5709in" fo:min-width="0.511in" fo:padding-top="0.0492in" fo:padding-bottom="0.0492in" fo:padding-left="0.0984in" fo:padding-right="0.0984in" draw:shadow="hidden" draw:shadow-offset-x="0.0783in" draw:shadow-offset-y="0.0783in" draw:shadow-color="#808080" style:run-through="foreground"/>
    </style:style>
    <style:style style:name="gr11" style:family="graphic" style:list-style-name="L1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2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2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2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2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2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2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2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0701in" fo:min-width="0.0043in" fo:padding-top="0.0492in" fo:padding-bottom="0.0492in" fo:padding-left="0.0984in" fo:padding-right="0.0984in" draw:shadow="hidden" draw:shadow-offset-x="0.0783in" draw:shadow-offset-y="0.0783in" draw:shadow-color="#808080" style:run-through="foreground"/>
    </style:style>
    <style:style style:name="gr22" style:family="graphic" style:list-style-name="L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3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3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3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3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3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3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4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4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4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43">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4236in" fo:min-width="0.348in" fo:padding-top="0.0492in" fo:padding-bottom="0.0492in" fo:padding-left="0.0984in" fo:padding-right="0.0984in" draw:shadow="hidden" draw:shadow-offset-x="0.0783in" draw:shadow-offset-y="0.0783in" draw:shadow-color="#808080" style:run-through="foreground"/>
    </style:style>
    <style:style style:name="gr36" style:family="graphic" style:list-style-name="L44">
      <style:graphic-properties draw:stroke="solid"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5709in" fo:min-width="0.5118in" fo:padding-top="0.0492in" fo:padding-bottom="0.0492in" fo:padding-left="0.0984in" fo:padding-right="0.0984in" draw:shadow="hidden" draw:shadow-offset-x="0.0783in" draw:shadow-offset-y="0.0783in" draw:shadow-color="#808080" style:run-through="foreground"/>
    </style:style>
    <style:style style:name="gr37" style:family="graphic" style:list-style-name="L4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46">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4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4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50">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0701in" fo:min-width="0.0035in" fo:padding-top="0.0492in" fo:padding-bottom="0.0492in" fo:padding-left="0.0984in" fo:padding-right="0.0984in" draw:shadow="hidden" draw:shadow-offset-x="0.0783in" draw:shadow-offset-y="0.0783in" draw:shadow-color="#808080" style:run-through="foreground"/>
    </style:style>
    <style:style style:name="gr43" style:family="graphic" style:list-style-name="L5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gram 4: </text:p>
      <text:p text:style-name="P26">Normalization Analysis</text:p>
      <text:p text:style-name="Subtitle">Matt Seall, Eamon Dysinger, Tanner Koch</text:p>
      <text:p text:style-name="P11"/>
      <text:p text:style-name="P23"><draw:g text:anchor-type="paragraph" draw:z-index="0" draw:style-name="gr1"><draw:custom-shape draw:style-name="gr2" draw:text-style-name="P31" xml:id="id1" draw:id="id1" svg:width="1.3504in" svg:height="0.5331in" svg:x="2.6933in" svg:y="3.1402in"><text:p text:style-name="P30"><text:span text:style-name="T32">Employee</text:span></text:p><draw:enhanced-geometry svg:viewBox="0 0 21600 21600" draw:type="rectangle" draw:enhanced-path="M 0 0 L 21600 0 21600 21600 0 21600 0 0 Z N"/></draw:custom-shape><draw:custom-shape draw:style-name="gr3" draw:text-style-name="P31" svg:width="1.3496in" svg:height="0.5335in" svg:x="0.9917in" svg:y="5.5331in"><text:p text:style-name="P30"><text:span text:style-name="T32">Client</text:span></text:p><draw:enhanced-geometry svg:viewBox="0 0 21600 21600" draw:type="rectangle" draw:enhanced-path="M 0 0 L 21600 0 21600 21600 0 21600 0 0 Z N"/></draw:custom-shape><draw:custom-shape draw:style-name="gr4" draw:text-style-name="P31" xml:id="id2" draw:id="id2" svg:width="1.3504in" svg:height="0.5335in" svg:x="4.2807in" svg:y="5.511in"><text:p text:style-name="P30"><text:span text:style-name="T32">Branch</text:span></text:p><draw:enhanced-geometry svg:viewBox="0 0 21600 21600" draw:type="rectangle" draw:enhanced-path="M 0 0 L 21600 0 21600 21600 0 21600 0 0 Z N"/></draw:custom-shape><draw:custom-shape draw:style-name="gr5" draw:text-style-name="P31" xml:id="id7" draw:id="id7" svg:width="1.3504in" svg:height="0.5335in" svg:x="1.0823in" svg:y="7.1213in"><text:p text:style-name="P30"><text:span text:style-name="T32">Exam</text:span></text:p><draw:enhanced-geometry svg:viewBox="0 0 21600 21600" draw:type="rectangle" draw:enhanced-path="M 0 0 L 21600 0 21600 21600 0 21600 0 0 Z N"/></draw:custom-shape><draw:custom-shape draw:style-name="gr6" draw:text-style-name="P31" xml:id="id3" draw:id="id3" svg:width="1.3504in" svg:height="0.5335in" svg:x="4.4961in" svg:y="2.1413in"><text:p text:style-name="P30"><text:span text:style-name="T32">vehicle</text:span></text:p><draw:enhanced-geometry svg:viewBox="0 0 21600 21600" draw:type="rectangle" draw:enhanced-path="M 0 0 L 21600 0 21600 21600 0 21600 0 0 Z N"/></draw:custom-shape><draw:custom-shape draw:style-name="gr7" draw:text-style-name="P31" xml:id="id4" draw:id="id4" svg:width="1.6323in" svg:height="0.5335in" svg:x="4.3606in" svg:y="0.7693in"><text:p text:style-name="P30"><text:span text:style-name="T32">Vehicle Inspection</text:span></text:p><draw:enhanced-geometry svg:viewBox="0 0 21600 21600" draw:type="rectangle" draw:enhanced-path="M 0 0 L 21600 0 21600 21600 0 21600 0 0 Z N"/></draw:custom-shape><draw:custom-shape draw:style-name="gr8" draw:text-style-name="P31" xml:id="id5" draw:id="id5" svg:width="1.5197in" svg:height="0.7543in" draw:transform="skewX (0.0109955742875643) rotate (0.0113446401379631) translate (0.901388888888889in 5.44305555555556in)"><text:p/><draw:enhanced-geometry svg:viewBox="0 0 21600 21600" draw:mirror-horizontal="false" draw:mirror-vertical="false" draw:type="rectangle" draw:enhanced-path="M 0 0 L 21600 0 21600 21600 0 21600 0 0 Z N"/></draw:custom-shape><draw:custom-shape draw:style-name="gr9" draw:text-style-name="P31" svg:width="1.0894in" svg:height="1.0449in" svg:x="0.8787in" svg:y="2.674in"><text:p text:style-name="P30"><text:span text:style-name="T32">Lesson</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0" draw:text-style-name="P31" xml:id="id6" draw:id="id6" svg:width="1.4169in" svg:height="1.3386in" svg:x="0.7091in" svg:y="2.5165in"><text:p/><draw:enhanced-geometry svg:viewBox="0 0 21600 21600" draw:glue-points="10800 0 0 10800 10800 21600 21600 10800" draw:text-areas="5400 5400 16200 16200" draw:type="diamond" draw:enhanced-path="M 10800 0 L 21600 10800 10800 21600 0 10800 10800 0 Z N"/></draw:custom-shape><draw:connector draw:style-name="gr11" draw:text-style-name="P31" svg:x1="4.0433in" svg:y1="3.4059in" svg:x2="4.9559in" svg:y2="5.5106in" draw:start-shape="id1" draw:start-glue-point="1" draw:end-shape="id2" draw:end-glue-point="0" svg:d="M10270 8651h2318v5346" svg:viewBox="0 0 2320 5348"><text:p/></draw:connector><draw:line draw:style-name="gr12" draw:text-style-name="P31" svg:x1="4.678in" svg:y1="5.2843in" svg:x2="5.2449in" svg:y2="5.2843in"><text:p/></draw:line><draw:line draw:style-name="gr13" draw:text-style-name="P31" svg:x1="4.2929in" svg:y1="3.4004in" svg:x2="4.0433in" svg:y2="3.2417in"><text:p/></draw:line><draw:line draw:style-name="gr14" draw:text-style-name="P31" svg:x1="4.2925in" svg:y1="3.4236in" svg:x2="4.0543in" svg:y2="3.5941in"><text:p/></draw:line><draw:connector draw:style-name="gr15" draw:text-style-name="P31" svg:x1="3.3681in" svg:y1="3.1402in" svg:x2="4.4957in" svg:y2="2.4083in" draw:start-shape="id1" draw:start-glue-point="0" draw:end-shape="id3" draw:end-glue-point="3" svg:d="M8555 7976v-1859h2864" svg:viewBox="0 0 2866 1861"><text:p/></draw:connector><draw:line draw:style-name="gr16" draw:text-style-name="P31" svg:x1="3.2717in" svg:y1="2.9358in" svg:x2="3.5327in" svg:y2="2.9472in"><text:p/></draw:line><draw:line draw:style-name="gr17" draw:text-style-name="P31" svg:x1="4.1791in" svg:y1="2.2209in" svg:x2="4.1791in" svg:y2="2.5614in"><text:p/></draw:line><draw:connector draw:style-name="gr18" draw:text-style-name="P31" svg:x1="5.1709in" svg:y1="2.1417in" svg:x2="5.1764in" svg:y2="1.3028in" draw:start-shape="id3" draw:start-glue-point="0" draw:end-shape="id4" draw:end-glue-point="2" svg:d="M13134 5440v-1066h14v-1065" svg:viewBox="0 0 16 2133"><text:p/></draw:connector><draw:line draw:style-name="gr19" draw:text-style-name="P31" svg:x1="5.0295in" svg:y1="2.0173in" svg:x2="5.3921in" svg:y2="2.0287in"><text:p/></draw:line><draw:line draw:style-name="gr20" draw:text-style-name="P31" svg:x1="5.0862in" svg:y1="1.439in" svg:x2="4.9614in" svg:y2="1.3028in"><text:p/></draw:line><draw:custom-shape draw:style-name="gr21" draw:text-style-name="P31" svg:width="0.2835in" svg:height="0.2386in" svg:x="5.0299in" svg:y="1.426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31" svg:x1="5.2563in" svg:y1="1.45in" svg:x2="5.3244in" svg:y2="1.3028in"><text:p/></draw:line><draw:connector draw:style-name="gr23" draw:text-style-name="P31" svg:x1="1.6614in" svg:y1="5.4346in" svg:x2="1.4177in" svg:y2="3.8547in" draw:start-shape="id5" draw:start-glue-point="0" draw:end-shape="id6" draw:end-glue-point="6" svg:d="M4220 13804v-2018h-619v-1995" svg:viewBox="0 0 621 4015"><text:p/></draw:connector><draw:connector draw:style-name="gr24" draw:text-style-name="P31" svg:x1="2.126in" svg:y1="3.1858in" svg:x2="2.6933in" svg:y2="3.4059in" draw:start-shape="id6" draw:start-glue-point="7" draw:end-shape="id1" draw:end-glue-point="3" svg:d="M5400 8092h722v559h719" svg:viewBox="0 0 1443 561"><text:p/></draw:connector><draw:line draw:style-name="gr25" draw:text-style-name="P31" svg:x1="1.4799in" svg:y1="5.2843in" svg:x2="1.8315in" svg:y2="5.2843in"><text:p/></draw:line><draw:line draw:style-name="gr26" draw:text-style-name="P31" svg:x1="2.5346in" svg:y1="3.2874in" svg:x2="2.5346in" svg:y2="3.537in"><text:p/></draw:line><draw:connector draw:style-name="gr27" draw:text-style-name="P31" svg:x1="1.6614in" svg:y1="6.189in" svg:x2="4.9559in" svg:y2="6.0445in" draw:start-shape="id5" draw:start-glue-point="2" draw:end-shape="id2" draw:end-glue-point="2" svg:d="M4220 15720v520h8368v-887" svg:viewBox="0 0 8370 889"><text:p/></draw:connector><draw:line draw:style-name="gr28" draw:text-style-name="P31" svg:x1="4.826in" svg:y1="6.2031in" svg:x2="5.1323in" svg:y2="6.2031in"><text:p/></draw:line><draw:line draw:style-name="gr29" draw:text-style-name="P31" svg:x1="1.661in" svg:y1="6.3386in" svg:x2="1.5705in" svg:y2="6.1909in"><text:p/></draw:line><draw:line draw:style-name="gr30" draw:text-style-name="P31" svg:x1="1.661in" svg:y1="6.3386in" svg:x2="1.763in" svg:y2="6.1909in"><text:p/></draw:line><draw:connector draw:style-name="gr31" draw:text-style-name="P31" svg:x1="0.9016in" svg:y1="5.8201in" svg:x2="1.0819in" svg:y2="7.3882in" draw:start-shape="id5" draw:start-glue-point="3" draw:end-shape="id7" draw:end-glue-point="3" svg:d="M2290 14783h-501v3983h959" svg:viewBox="0 0 961 3985"><text:p/></draw:connector><draw:line draw:style-name="gr32" draw:text-style-name="P31" svg:x1="0.7535in" svg:y1="5.6697in" svg:x2="0.7535in" svg:y2="6.0102in"><text:p/></draw:line><draw:line draw:style-name="gr33" draw:text-style-name="P31" svg:x1="0.9122in" svg:y1="7.3941in" svg:x2="1.0827in" svg:y2="7.2693in"><text:p/></draw:line><draw:line draw:style-name="gr34" draw:text-style-name="P31" svg:x1="0.9122in" svg:y1="7.3941in" svg:x2="1.0827in" svg:y2="7.5528in"><text:p/></draw:line><draw:custom-shape draw:style-name="gr35" draw:text-style-name="P31" svg:width="1.0898in" svg:height="1.0441in" svg:x="2.8177in" svg:y="4.5354in"><text:p text:style-name="P30"><text:span text:style-name="T32">Interview</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36" draw:text-style-name="P31" xml:id="id8" draw:id="id8" svg:width="1.4177in" svg:height="1.3386in" svg:x="2.648in" svg:y="4.3768in"><text:p/><draw:enhanced-geometry svg:viewBox="0 0 21600 21600" draw:glue-points="10800 0 0 10800 10800 21600 21600 10800" draw:text-areas="5400 5400 16200 16200" draw:type="diamond" draw:enhanced-path="M 10800 0 L 21600 10800 10800 21600 0 10800 10800 0 Z N"/></draw:custom-shape><draw:connector draw:style-name="gr37" draw:text-style-name="P31" svg:x1="2.4209in" svg:y1="5.8031in" svg:x2="3.3563in" svg:y2="5.715in" draw:end-shape="id8" draw:end-glue-point="6" svg:d="M6149 14740v277h2376v-501" svg:viewBox="0 0 2378 503"><text:p/></draw:connector><draw:connector draw:style-name="gr38" draw:text-style-name="P31" svg:x1="3.3681in" svg:y1="3.6728in" svg:x2="3.3571in" svg:y2="4.3772in" draw:start-shape="id1" draw:start-glue-point="2" svg:d="M8555 9329v1145h-28v644" svg:viewBox="0 0 30 1790"><text:p/></draw:connector><draw:line draw:style-name="gr39" draw:text-style-name="P31" svg:x1="2.5461in" svg:y1="5.7268in" svg:x2="2.5575in" svg:y2="5.9988in"><text:p/></draw:line><draw:line draw:style-name="gr40" draw:text-style-name="P31" svg:x1="3.2717in" svg:y1="5.7827in" svg:x2="3.4642in" svg:y2="5.7827in"><text:p/></draw:line><draw:line draw:style-name="gr41" draw:text-style-name="P31" svg:x1="3.2606in" svg:y1="3.7528in" svg:x2="3.476in" svg:y2="3.7528in"><text:p/></draw:line><draw:custom-shape draw:style-name="gr42" draw:text-style-name="P31" svg:width="0.2843in" svg:height="0.2386in" svg:x="3.2146in" svg:y="4.04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1" svg:x1="3.2488in" svg:y1="4.252in" svg:x2="3.1921in" svg:y2="4.524in"><text:p/></draw:line><draw:line draw:style-name="gr44" draw:text-style-name="P31" svg:x1="3.476in" svg:y1="4.2177in" svg:x2="3.4988in" svg:y2="4.5012in"><text:p/></draw:line></draw:g><text:span text:style-name="T19">ER DIAGRAM</text:span></text:p>
      <text:p text:style-name="Text_20_body"/>
      <text:p text:style-name="P21"/>
      <text:p text:style-name="P24"><text:s/><text:span text:style-name="T23">Relation Description</text:span></text:p>
      <text:p text:style-name="P2">The relations that have been defined are as follows:</text:p>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Relation</text:p>
            </table:table-cell>
            <table:table-cell table:style-name="Table1.A1" office:value-type="string">
              <text:p text:style-name="P10">Attributes</text:p>
            </table:table-cell>
            <table:table-cell table:style-name="Table1.A1" office:value-type="string">
              <text:p text:style-name="P10">Functional Dependencies</text:p>
            </table:table-cell>
            <table:table-cell table:style-name="Table1.D1" office:value-type="string">
              <text:p text:style-name="P10">3NF</text:p>
            </table:table-cell>
          </table:table-row>
        </table:table-header-rows>
        <table:table-row>
          <table:table-cell table:style-name="Table1.A2" office:value-type="string">
            <text:p text:style-name="P3">Employee</text:p>
          </table:table-cell>
          <table:table-cell table:style-name="Table1.A2" office:value-type="string">
            <text:p text:style-name="P3"><text:span text:style-name="T2">emp_ID</text:span>, class, last name, first name, <text:span text:style-name="T19">branch_ID</text:span>, sex, phonenum, age</text:p>
          </table:table-cell>
          <table:table-cell table:style-name="Table1.A2" office:value-type="string">
            <text:p text:style-name="P3">{emp_ID<text:span text:style-name="T10">→class}, {emp_ID→last name},{emp_ID→first name},{emp_ID→branch_ID}, {emp_ID→sex}, {emp_ID→phone num}, {emp_ID→age}</text:span></text:p>
          </table:table-cell>
          <table:table-cell table:style-name="Table1.D2" office:value-type="string">
            <text:p text:style-name="P8">YES</text:p>
          </table:table-cell>
        </table:table-row>
        <table:table-row>
          <table:table-cell table:style-name="Table1.A2" office:value-type="string">
            <text:p text:style-name="P3">Branch</text:p>
          </table:table-cell>
          <table:table-cell table:style-name="Table1.A2" office:value-type="string">
            <text:p text:style-name="P3"><text:span text:style-name="T24">branch_id</text:span>, street, postal, city, <text:span text:style-name="T19">manager_</text:span><text:span text:style-name="T20">ID</text:span></text:p>
          </table:table-cell>
          <table:table-cell table:style-name="Table1.A2" office:value-type="string">
            <text:p text:style-name="P3">{branch_ID<text:span text:style-name="T10">→street},{branch_ID→postal},{branch_ID→city},{branch_ID→manager_ID}</text:span></text:p>
          </table:table-cell>
          <table:table-cell table:style-name="Table1.D2" office:value-type="string">
            <text:p text:style-name="P8">YES</text:p>
          </table:table-cell>
        </table:table-row>
        <table:table-row>
          <table:table-cell table:style-name="Table1.A2" office:value-type="string">
            <text:p text:style-name="P3">Client</text:p>
          </table:table-cell>
          <table:table-cell table:style-name="Table1.A2" office:value-type="string">
            <text:p text:style-name="P3"><text:span text:style-name="T2">client_ID</text:span>, <text:span text:style-name="T18">l</text:span>ast name, given name, sex, milesdriven, <text:span text:style-name="T21">branch</text:span><text:span text:style-name="T19">_</text:span><text:span text:style-name="T21">ID</text:span><text:span text:style-name="T17">, </text:span>license</text:p>
          </table:table-cell>
          <table:table-cell table:style-name="Table1.A2" office:value-type="string">
            <text:p text:style-name="P5">{client_ID<text:span text:style-name="T11">→</text:span><text:span text:style-name="T10">last name},{client_ID</text:span><text:span text:style-name="T11">→</text:span><text:span text:style-name="T10">given name},{client_ID</text:span><text:span text:style-name="T11">→</text:span><text:span text:style-name="T10">sex},{client_ID</text:span><text:span text:style-name="T11">→</text:span><text:span text:style-name="T10">miles driven},{client_ID</text:span><text:span text:style-name="T11">→</text:span><text:span text:style-name="T10">branch_ID},{client_ID</text:span><text:span text:style-name="T11">→</text:span><text:span text:style-name="T10">license}</text:span></text:p>
          </table:table-cell>
          <table:table-cell table:style-name="Table1.D4" office:value-type="string">
            <text:p text:style-name="P9">YES</text:p>
          </table:table-cell>
        </table:table-row>
        <table:table-row>
          <table:table-cell table:style-name="Table1.A2" office:value-type="string">
            <text:p text:style-name="P3">Vehicle</text:p>
          </table:table-cell>
          <table:table-cell table:style-name="Table1.A2" office:value-type="string">
            <text:p text:style-name="P4"><text:span text:style-name="T24">vehicle_ID</text:span>, <text:span text:style-name="T27">mileage, description</text:span>, <text:span text:style-name="T19">emp_ID</text:span></text:p>
          </table:table-cell>
          <table:table-cell table:style-name="Table1.A2" office:value-type="string">
            <text:p text:style-name="P22"><text:span text:style-name="T10">{vehicle_ID</text:span><text:span text:style-name="T11">→</text:span><text:span text:style-name="T10">milage},</text:span><text:span text:style-name="T16">{vehicle_ID</text:span><text:span text:style-name="T11">→</text:span><text:span text:style-name="T16">description}, </text:span><text:span text:style-name="T10">{vehicle_ID</text:span><text:span text:style-name="T11">→</text:span><text:span text:style-name="T10">emp_ID},{</text:span><text:span text:style-name="T15">emp</text:span><text:span text:style-name="T10">_ID</text:span><text:span text:style-name="T11">→</text:span><text:span text:style-name="T10">milage}</text:span></text:p>
          </table:table-cell>
          <table:table-cell table:style-name="Table1.D4" office:value-type="string">
            <text:p text:style-name="P9">YES</text:p>
          </table:table-cell>
        </table:table-row>
        <table:table-row>
          <table:table-cell table:style-name="Table1.A2" office:value-type="string">
            <text:p text:style-name="P3">Lesson</text:p>
          </table:table-cell>
          <table:table-cell table:style-name="Table1.A2" office:value-type="string">
            <text:p text:style-name="P4"><text:span text:style-name="T24">lesson_ID</text:span>, <text:span text:style-name="T26">date/</text:span>time, <text:span text:style-name="T19">client_ID</text:span>, <text:span text:style-name="T19">emp_ID</text:span>, <text:span text:style-name="T19">vehicle_ID</text:span>, <text:span text:style-name="T27">mileage</text:span></text:p>
          </table:table-cell>
          <table:table-cell table:style-name="Table1.A2" office:value-type="string">
            <text:p text:style-name="P5">{lesson_ID<text:span text:style-name="T11">→</text:span><text:span text:style-name="T10">time},{lesson_ID</text:span><text:span text:style-name="T11">→</text:span><text:span text:style-name="T10">date/</text:span><text:span text:style-name="T12">time</text:span><text:span text:style-name="T10">},{lesson_ID</text:span><text:span text:style-name="T11">→</text:span><text:span text:style-name="T10">client_ID},{lesson_ID</text:span><text:span text:style-name="T11">→</text:span><text:span text:style-name="T10">emp_ID},{lesson_ID</text:span><text:span text:style-name="T11">→</text:span><text:span text:style-name="T10">vehicle_ID},{lesson_ID</text:span><text:span text:style-name="T11">→</text:span><text:span text:style-name="T10">milage},{client_ID</text:span><text:span text:style-name="T11">→</text:span><text:span text:style-name="T10">emp_ID},{emp_ID</text:span><text:span text:style-name="T11">→</text:span><text:span text:style-name="T10">vehicle_ID}</text:span></text:p>
          </table:table-cell>
          <table:table-cell table:style-name="Table1.D4" office:value-type="string">
            <text:p text:style-name="P9">YES</text:p>
          </table:table-cell>
        </table:table-row>
        <table:table-row>
          <table:table-cell table:style-name="Table1.A2" office:value-type="string">
            <text:p text:style-name="P3">Vehicle Inspection</text:p>
          </table:table-cell>
          <table:table-cell table:style-name="Table1.A2" office:value-type="string">
            <text:p text:style-name="P4"><text:span text:style-name="T22">vehicle_ID</text:span>, <text:span text:style-name="T25">date/time</text:span>, fault</text:p>
          </table:table-cell>
          <table:table-cell table:style-name="Table1.A2" office:value-type="string">
            <text:p text:style-name="P6">{vehicle_ID<text:span text:style-name="T11">→</text:span><text:span text:style-name="T10">date/time},{vehicle_ID</text:span><text:span text:style-name="T11">→</text:span><text:span text:style-name="T10">fault}</text:span></text:p>
          </table:table-cell>
          <table:table-cell table:style-name="Table1.D4" office:value-type="string">
            <text:p text:style-name="P9">YES</text:p>
          </table:table-cell>
        </table:table-row>
        <table:table-row>
          <table:table-cell table:style-name="Table1.A2" office:value-type="string">
            <text:p text:style-name="P3">Exam</text:p>
          </table:table-cell>
          <table:table-cell table:style-name="Table1.A2" office:value-type="string">
            <text:p text:style-name="P4"><text:span text:style-name="T24">exam_ID</text:span>, type, <text:span text:style-name="T19">client_ID</text:span>, result</text:p>
          </table:table-cell>
          <table:table-cell table:style-name="Table1.A2" office:value-type="string">
            <text:p text:style-name="P7"><text:span text:style-name="T10">{exam_ID</text:span><text:span text:style-name="T11">→</text:span><text:span text:style-name="T10">type},{exam_ID</text:span><text:span text:style-name="T11">→</text:span><text:span text:style-name="T10">client_ID},{exam_ID</text:span><text:span text:style-name="T11">→</text:span><text:span text:style-name="T10">result</text:span><text:span text:style-name="T13">}</text:span></text:p>
          </table:table-cell>
          <table:table-cell table:style-name="Table1.D4" office:value-type="string">
            <text:p text:style-name="P9">YES</text:p>
          </table:table-cell>
        </table:table-row>
        <table:table-row>
          <table:table-cell table:style-name="Table1.A2" office:value-type="string">
            <text:p text:style-name="P3">Interview</text:p>
          </table:table-cell>
          <table:table-cell table:style-name="Table1.A2" office:value-type="string">
            <text:p text:style-name="P4"><text:span text:style-name="T24">client_ID</text:span>, <text:span text:style-name="T19">emp_ID</text:span>, description</text:p>
          </table:table-cell>
          <table:table-cell table:style-name="Table1.A2" office:value-type="string">
            <text:p text:style-name="P7"><text:span text:style-name="T13">{client</text:span><text:span text:style-name="T10">_ID</text:span><text:span text:style-name="T11">→</text:span><text:span text:style-name="T13">emp_ID},{client</text:span><text:span text:style-name="T10">_ID</text:span><text:span text:style-name="T11">→</text:span><text:span text:style-name="T13">description},{</text:span><text:span text:style-name="T14">emp</text:span><text:span text:style-name="T10">_ID</text:span><text:span text:style-name="T11">→</text:span><text:span text:style-name="T14">description}</text:span></text:p>
          </table:table-cell>
          <table:table-cell table:style-name="Table1.D4" office:value-type="string">
            <text:p text:style-name="P9">YES</text:p>
          </table:table-cell>
        </table:table-row>
      </table:table>
      <text:p text:style-name="P1"/>
      <text:p text:style-name="P12"/>
      <text:p text:style-name="P20">Third Normal Form Analysis</text:p>
      <text:p text:style-name="P15"><text:span text:style-name="T5">We have no set-valued attributes in our relations and all attributes which are not prime attributes are fully functionally dependent on candidate keys, which satisfies both the first and second normal form. </text:span><text:span text:style-name="T1">Most of the functional dependencies identified for the Employee, Branch, Client, Vehicle, Lesson, Vehicle Inspection, Exam and Interview relations </text:span><text:span text:style-name="T3">satisfy the requirement that for a relation of the form</text:span><text:span text:style-name="T3"><draw:frame draw:style-name="fr1" draw:name="Object1" text:anchor-type="as-char" svg:y="-0.1484in" svg:width="0.4827in" svg:height="0.1839in" draw:z-index="1"><draw:object xlink:href="./Object 1" xlink:type="simple" xlink:show="embed" xlink:actuate="onLoad"/><draw:image xlink:href="./ObjectReplacements/Object 1" xlink:type="simple" xlink:show="embed" xlink:actuate="onLoad"/></draw:frame></text:span><text:span text:style-name="T3">, X represents a superkey; for these relations the superkey is the primary key of each of the relations. </text:span></text:p>
      <text:p text:style-name="P16"><text:span text:style-name="T3">There are several functional dependencies which do not include the primary key but still meet the requirement for 3NF because the attribute which functionlly determines the other attribute is a candidate key of the relation.</text:span><text:span text:style-name="T4"> For example, the functional dependency </text:span><text:span text:style-name="T6">{emp_ID</text:span><text:span text:style-name="T7">→</text:span><text:span text:style-name="T6">vehicle_ID} </text:span><text:span text:style-name="T8">in the Lesson relation is valid because emp_ID is a foreign candidate key of that relation. Similarly, the functional dependency </text:span><text:span text:style-name="T6">{</text:span><text:span text:style-name="T9">emp</text:span><text:span text:style-name="T6">_ID</text:span><text:span text:style-name="T7">→</text:span><text:span text:style-name="T6">milage} </text:span><text:span text:style-name="T8">in the Vehicle relation is valid; it exists in the first place because each instructor is assigned a vehicle for exclusive use.</text:span></text:p>
      <text:p text:style-name="P13"/>
      <text:p text:style-name="P14">Implemented functionality</text:p>
      <text:p text:style-name="P19">Users can preform insertions, queries and deletions to the database via an interactive webpage. The interactive home page contains a series of <text:span text:style-name="T31">attribute fields which allow the user to enter attribute information for each tuple of interest. The user can then click the corresponding button object which will cause the page to redirect to an assigned jsp page which processes the insertion, deletion or query, queries the database using a J</text:span></text:p>
      <text:p text:style-name="P17">In addition to the ability to <text:span text:style-name="T28">insert, remove and update relations, several different query functions were also implemented as standalone jsp pages. The implemented queries are as follows.</text:span></text:p>
      <text:list xml:id="list7723956293084195661" text:style-name="L9">
        <text:list-item>
          <text:p text:style-name="P18">Query the employee relationship to determine which members of the staff (listed by employee ID no., last name, and first name) hold senior instructor status</text:p>
        </text:list-item>
        <text:list-item>
          <text:p text:style-name="P27"><text:span text:style-name="T29">Query the employee relationship to display the n</text:span>ames of employees <text:span text:style-name="T29">who work </text:span>at the Phoenix Metro Branch</text:p>
        </text:list-item>
        <text:list-item>
          <text:p text:style-name="P28"><text:soft-page-break/><text:span text:style-name="T29">Query the client relationship to display the n</text:span>ames <text:s/>of the clients who <text:span text:style-name="T30">have </text:span>passed the driving exam</text:p>
        </text:list-item>
        <text:list-item>
          <text:p text:style-name="P29"><text:span text:style-name="T29">Query the client relationship to display a count of all </text:span>Clients <text:span text:style-name="T30">attending the driving school.</text:span></text:p>
        </text:list-item>
        <text:list-item>
          <text:p text:style-name="P27"><text:span text:style-name="T30">Query the client relationship to display the n</text:span>ames of <text:span text:style-name="T30">all </text:span>clients who have driven less than 25 m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First_20_Page" style:display-name="First Page" style:page-layout-name="Mpm1"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06:49:51.398896960</meta:creation-date>
    <dc:date>2015-12-08T16:44:05.048111195</dc:date>
    <meta:editing-duration>PT14H14M18S</meta:editing-duration>
    <meta:editing-cycles>31</meta:editing-cycles>
    <meta:generator>LibreOffice/4.3.3.2$Linux_X86_64 LibreOffice_project/430m0$Build-2</meta:generator>
    <meta:document-statistic meta:table-count="1" meta:image-count="0" meta:object-count="1" meta:page-count="5" meta:paragraph-count="53" meta:word-count="473" meta:character-count="3685" meta:non-whitespace-character-count="3266"/>
  </office:meta>
</office:document-meta>
</file>

<file path=Object 1/content.xml><?xml version="1.0" encoding="utf-8"?>
<math xmlns="http://www.w3.org/1998/Math/MathML" display="block">
  <semantics>
    <mrow>
      <mi>X</mi>
      <mo stretchy="false">→</mo>
      <mi>A</mi>
    </mrow>
    <annotation encoding="StarMath 5.0">X toward A</annotation>
  </semantics>
</math>
</file>